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office:value-type="time" office:time-value="PT13H55M22.407839834S" calcext:value-type="time">
            <text:p>01:55:22 PM</text:p>
          </table:table-cell>
          <table:table-cell table:style-name="ce2"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office:value-type="time" office:time-value="PT12H51M02.380483347S" calcext:value-type="time">
            <text:p>12:51:02 PM</text:p>
          </table:table-cell>
          <table:table-cell/>
          <table:table-cell table:formula="of:=IF([.F3]-[.E3] &gt; 0; [.F3]-[.E3]; 0)" office:value-type="time" office:time-value="PT00H00M00S" calcext:value-type="time">
            <text:p>00:00:00</text:p>
          </table:table-cell>
          <table:table-cell table:formula="of:=[.D3]+[.G3]" office:value-type="time" office:time-value="PT03H15M13.361157S" calcext:value-type="time">
            <text:p>03:15:13</text:p>
          </table:table-cell>
          <table:table-cell office:value-type="string" calcext:value-type="string">
            <text:p>Enemy items, console commands, enemy variant despawning, GetComponent() caching, item attach/damage updates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28:04.501604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4T15:30:02.092826417</dc:date>
    <dc:creator>Benjamin Laws</dc:creator>
    <meta:editing-duration>PT15H50M5S</meta:editing-duration>
    <meta:editing-cycles>19</meta:editing-cycles>
    <meta:generator>LibreOffice/7.0.6.2$MacOSX_X86_64 LibreOffice_project/144abb84a525d8e30c9dbbefa69cbbf2d8d4ae3b</meta:generator>
    <meta:document-statistic meta:table-count="1" meta:cell-count="26" meta:object-count="0"/>
  </office:meta>
</office:document-meta>
</file>